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mój">
      <style:text-properties fo:font-variant="normal" fo:text-transform="none" fo:color="#000000" fo:letter-spacing="normal" fo:font-style="normal" officeooo:rsid="00f456b1" officeooo:paragraph-rsid="000807c6"/>
    </style:style>
    <style:style style:name="P2" style:family="paragraph" style:parent-style-name="mój">
      <style:text-properties officeooo:paragraph-rsid="000807c6"/>
    </style:style>
    <style:style style:name="P3" style:family="paragraph" style:parent-style-name="mój">
      <style:text-properties officeooo:paragraph-rsid="000e1e96"/>
    </style:style>
    <style:style style:name="P4" style:family="paragraph" style:parent-style-name="mój">
      <style:text-properties officeooo:rsid="000e1e96" officeooo:paragraph-rsid="000e1e96"/>
    </style:style>
    <style:style style:name="P5" style:family="paragraph" style:parent-style-name="mój">
      <style:text-properties officeooo:paragraph-rsid="00155a79"/>
    </style:style>
    <style:style style:name="P6" style:family="paragraph" style:parent-style-name="Heading_20_1">
      <style:paragraph-properties fo:text-align="center" style:justify-single-word="false"/>
      <style:text-properties officeooo:rsid="000e1e96"/>
    </style:style>
    <style:style style:name="P7" style:family="paragraph" style:parent-style-name="Heading_20_1">
      <style:paragraph-properties fo:text-align="center" style:justify-single-word="false"/>
      <style:text-properties fo:language="en" fo:country="US"/>
    </style:style>
    <style:style style:name="P8" style:family="paragraph" style:parent-style-name="mój">
      <style:paragraph-properties fo:line-height="130%"/>
      <style:text-properties fo:language="en" fo:country="US" officeooo:rsid="001a2472" officeooo:paragraph-rsid="001e643c"/>
    </style:style>
    <style:style style:name="P9" style:family="paragraph" style:parent-style-name="mój">
      <style:paragraph-properties fo:line-height="130%"/>
      <style:text-properties fo:language="en" fo:country="US" officeooo:rsid="001a2472" officeooo:paragraph-rsid="001a2472"/>
    </style:style>
    <style:style style:name="P10" style:family="paragraph" style:parent-style-name="mój">
      <style:paragraph-properties fo:line-height="130%"/>
      <style:text-properties fo:language="en" fo:country="US" officeooo:rsid="001a2472" officeooo:paragraph-rsid="0020ba88"/>
    </style:style>
    <style:style style:name="P11" style:family="paragraph" style:parent-style-name="mój">
      <style:paragraph-properties fo:line-height="130%"/>
      <style:text-properties fo:language="en" fo:country="US" officeooo:rsid="001a2472" officeooo:paragraph-rsid="001c508b"/>
    </style:style>
    <style:style style:name="T1" style:family="text">
      <style:text-properties officeooo:rsid="00eb2568"/>
    </style:style>
    <style:style style:name="T2" style:family="text">
      <style:text-properties officeooo:rsid="01970fc6"/>
    </style:style>
    <style:style style:name="T3" style:family="text">
      <style:text-properties fo:font-variant="normal" fo:text-transform="none" fo:color="#000000" fo:letter-spacing="normal" fo:font-style="normal" officeooo:rsid="00f456b1"/>
    </style:style>
    <style:style style:name="T4" style:family="text">
      <style:text-properties fo:font-variant="normal" fo:text-transform="none" fo:color="#000000" fo:letter-spacing="normal" fo:font-style="normal" officeooo:rsid="00a1b234"/>
    </style:style>
    <style:style style:name="T5" style:family="text">
      <style:text-properties fo:font-variant="normal" fo:text-transform="none" fo:color="#000000" fo:letter-spacing="normal" fo:font-style="normal" officeooo:rsid="009d4e06"/>
    </style:style>
    <style:style style:name="T6" style:family="text">
      <style:text-properties fo:font-variant="normal" fo:text-transform="none" fo:color="#000000" fo:letter-spacing="normal" fo:font-style="normal" officeooo:rsid="0009c69d"/>
    </style:style>
    <style:style style:name="T7" style:family="text">
      <style:text-properties fo:font-variant="normal" fo:text-transform="none" fo:color="#000000" fo:letter-spacing="normal" fo:font-style="normal" officeooo:rsid="000ac4f7"/>
    </style:style>
    <style:style style:name="T8" style:family="text">
      <style:text-properties fo:font-variant="normal" fo:text-transform="none" fo:color="#000000" fo:letter-spacing="normal" fo:font-style="normal" officeooo:rsid="0011636b"/>
    </style:style>
    <style:style style:name="T9" style:family="text">
      <style:text-properties fo:font-variant="normal" fo:text-transform="none" fo:color="#000000" fo:letter-spacing="normal" fo:font-style="normal" officeooo:rsid="00136f53"/>
    </style:style>
    <style:style style:name="T10" style:family="text">
      <style:text-properties fo:font-variant="normal" fo:text-transform="none" fo:color="#000000" fo:letter-spacing="normal" fo:font-style="normal" officeooo:rsid="00155a79"/>
    </style:style>
    <style:style style:name="T11" style:family="text">
      <style:text-properties fo:font-variant="normal" fo:text-transform="none" fo:color="#000000" fo:letter-spacing="normal" fo:font-style="normal" officeooo:rsid="0016890f"/>
    </style:style>
    <style:style style:name="T12" style:family="text">
      <style:text-properties officeooo:rsid="0009c69d"/>
    </style:style>
    <style:style style:name="T13" style:family="text">
      <style:text-properties officeooo:rsid="000ba80b"/>
    </style:style>
    <style:style style:name="T14" style:family="text">
      <style:text-properties officeooo:rsid="000d1d0f"/>
    </style:style>
    <style:style style:name="T15" style:family="text">
      <style:text-properties officeooo:rsid="000ef7d4"/>
    </style:style>
    <style:style style:name="T16" style:family="text">
      <style:text-properties officeooo:rsid="000f8694"/>
    </style:style>
    <style:style style:name="T17" style:family="text">
      <style:text-properties officeooo:rsid="00108d6e"/>
    </style:style>
    <style:style style:name="T18" style:family="text">
      <style:text-properties officeooo:rsid="0011636b"/>
    </style:style>
    <style:style style:name="T19" style:family="text">
      <style:text-properties officeooo:rsid="001272a6"/>
    </style:style>
    <style:style style:name="T20" style:family="text">
      <style:text-properties officeooo:rsid="00136f53"/>
    </style:style>
    <style:style style:name="T21" style:family="text">
      <style:text-properties officeooo:rsid="00155a79"/>
    </style:style>
    <style:style style:name="T22" style:family="text">
      <style:text-properties officeooo:rsid="00166133"/>
    </style:style>
    <style:style style:name="T23" style:family="text">
      <style:text-properties officeooo:rsid="0016890f"/>
    </style:style>
    <style:style style:name="T24" style:family="text">
      <style:text-properties officeooo:rsid="001bb2d3"/>
    </style:style>
    <style:style style:name="T25" style:family="text">
      <style:text-properties officeooo:rsid="001c508b"/>
    </style:style>
    <style:style style:name="T26" style:family="text">
      <style:text-properties officeooo:rsid="001d51c8"/>
    </style:style>
    <style:style style:name="T27" style:family="text">
      <style:text-properties officeooo:rsid="001e643c"/>
    </style:style>
    <style:style style:name="T28" style:family="text">
      <style:text-properties officeooo:rsid="001fc39f"/>
    </style:style>
    <style:style style:name="T29" style:family="text">
      <style:text-properties officeooo:rsid="0020ba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treszczenie</text:h>
      <text:p text:style-name="P4"><text:tab/>Celem pracy było opracowanie projektu systemu informatycznego służącego do zarządzania dostępem do płatnego parkingu. <text:span text:style-name="T19">Funkcjami zaprojektowanego systemu są</text:span>: rejestracja internetowa, pobieranie płatności, przechowywanie informacji o użytkownikach, autoryzacja wjazdu oraz wyjazdu, <text:span text:style-name="T22">sterowanie szlabanem oraz </text:span>rejestrowanie zdarzeń związanych z parkowaniem. Istotnym wymaganiem do pracy było wykorzystanie platformy E2LP i opracowanie komunikacji z nią w sieci LAN.</text:p>
      <text:p text:style-name="P3"><text:span text:style-name="T12"><text:tab/>We wstępie opisane jest skąd wziął się pomysł na pracę. </text:span>W dalszej <text:span text:style-name="T12">jego </text:span>części <text:span text:style-name="T14">sklasyfikowane i </text:span>opisane <text:span text:style-name="T14">są</text:span> systemy informatyczne <text:span text:style-name="T14">oraz techniki programistyczne w nich wykorzystywane</text:span>. Przestawione <text:span text:style-name="T17">są także</text:span> protokoły komunikacyjne w oparciu, o które komunikują się ich elementy składowe. Opisany <text:span text:style-name="T16">został</text:span> model odniesienia OSI. <text:span text:style-name="T16">Jest on </text:span>wprowadzenie<text:span text:style-name="T16">m</text:span> teoretyczn<text:span text:style-name="T16">ym</text:span> do implementowanych w dalszych rozdziałach protokołów komunikacyjnych.</text:p>
      <text:p text:style-name="P3"><text:tab/><text:span text:style-name="T18">Drugi rozdział definiuje cele pracy oraz założenia pochodzące z karty pracy oraz autora. Zostały one podzielone na te dotyczące wykorzystanego sprzętu oraz tworzonego oprogramowania.</text:span></text:p>
      <text:p text:style-name="P1"><text:tab/>W <text:span text:style-name="T18">trzecim</text:span> rozdziale przeanalizowane <text:span text:style-name="T12">są</text:span> istniejące rozwiązania pełniące podobną funkcję. <text:span text:style-name="T20">Zostały one podzielone ze względu na stopień wykorzystania zaawansowanych technologii internetowych. </text:span>Analiza dotyczy różnych aspektów tych rozwiązań takich jak: koszt zainstalowania <text:span text:style-name="T20">i eksploatacji</text:span>, obszar zastosowań, łatwość obsługi, <text:span text:style-name="T20">wykorzystanie zasobów ludzkich</text:span>. W wyniku tej analizy przedstawiona zosta<text:span text:style-name="T12">ła</text:span> ocena każdego z nich, a uzyskane w ten sposób wnioski <text:span text:style-name="T12">są</text:span> źródłem informacji do <text:span text:style-name="T23">wykorzystanych podczas</text:span> projekt<text:span text:style-name="T23">owania</text:span> systemu.</text:p>
      <text:p text:style-name="P2"><text:span text:style-name="T3"><text:tab/>Projekt ten </text:span><text:span text:style-name="T6">jest</text:span><text:span text:style-name="T4"> opisany w </text:span><text:span text:style-name="T8">czwartym</text:span><text:span text:style-name="T4"> rozdziale i opiera się głównie na założeniach zawartych w karcie pracy oraz autora, </text:span><text:span text:style-name="T9">które </text:span><text:span text:style-name="T11">przedstawione</text:span><text:span text:style-name="T9"> zostały w rozdziale drugim.</text:span><text:span text:style-name="T4"> Opracowane zosta</text:span><text:span text:style-name="T6">ły:</text:span><text:span text:style-name="T4"> schematy ideowy </text:span><text:span text:style-name="T9">z wyszczególnionymi podsystemami oraz opisem ich funkcji, a także schemat blokowy obrazujący wykorzystany sprzęt oraz schemat przedstawiający jakie języki programowania zostały wykorzystane do zaprogramowania poszczególnych modułów systemu.</text:span><text:span text:style-name="T3"> </text:span></text:p>
      <text:p text:style-name="P5"><text:span text:style-name="T5"><text:tab/></text:span><text:span text:style-name="T3">Powstały w ten sposób projekt </text:span><text:span text:style-name="T6">jest</text:span><text:span text:style-name="T3"> punktem odniesienia do wykonania części praktycznej </text:span><text:span text:style-name="T10">opisanej w rozdziale piątym. W kolejnych podrozdziałach opisane są kolejno: integracja sprzętowa mikrokontrolera LPC z kartą sieciową dokonana poprzez układ FPGA Spartan 6 co umożliwiło komunikację z platformą E2LP w sieci LAN, projekt oraz implementacja witryny internetowej współpracującej z bazy danych, wykonanie aplikacji pośredniczącej w komunikacji między mikrokontrolerem a bazą danych oraz schemat sygnałów sterowania między platformą E2LP a szlabanem automatycznym, którego wykorzystana została dokumentacja.</text:span><text:span text:style-name="T7"> </text:span></text:p>
      <text:p text:style-name="P5"><text:span text:style-name="T3"><text:tab/></text:span><text:span text:style-name="T8">Szósty rozdział</text:span> przedstaw<text:span text:style-name="T13">ia</text:span> model służący prezentacji funkcjonowania systemu. <text:span text:style-name="T21">Opisany jest tu także program mikrokontrolera PicoBlaze obsługujący wyświetlacz LCD oraz pilot podczerwieni, które są umownymi elementami służącymi do autoryzacji użytkowników chcących zaparkować na parkingu. </text:span>Opisane w tym rozdziale <text:span text:style-name="T13">są </text:span>również testy stworzonego modelu, <text:span text:style-name="T13">które</text:span> <text:span text:style-name="T15">odzwierciedlają</text:span> rzeczywist<text:span text:style-name="T17">e</text:span> działani<text:span text:style-name="T17">e</text:span> <text:span text:style-name="T21">większości modułów </text:span>systemu. <text:span text:style-name="T21">Weryfikują one poprawność założonych <text:s/>funkcji systemu.</text:span></text:p>
      <text:p text:style-name="P2"><text:span text:style-name="T1"><text:tab/>Ostatni </text:span>rozdział pracy <text:span text:style-name="T2">to</text:span> podsumowanie oraz wniosk<text:span text:style-name="T2">i</text:span> płynąc<text:span text:style-name="T2">e</text:span> z <text:span text:style-name="T21">efektów pracy.</text:span> <text:span text:style-name="T18">W nim znajduje się także porównanie do rozwiązania zastosowanego obecnie na Wydziale Mechatroniki oraz weryfikacja pod względem cech według, których porównywane były inne rozwiązania parkingowe opisane w rozdziale drugim.</text:span></text:p>
      <text:h text:style-name="P7" text:outline-level="1"><text:soft-page-break/>Abstract</text:h>
      <text:p text:style-name="P9"><text:tab/>The aim of the work was to develop a project of information system for managing access to paid parking. Functions of designed system are: online registration, payment collection, storing information about users, authorizing entry and exit, parking barrier control and logging events related to parking. An important requirement for work was the use of an E2LP platform and development of communication with it in the LAN.</text:p>
      <text:p text:style-name="P10"><text:tab/>In the introduction is described how the idea for the work <text:span text:style-name="T29">started </text:span>and in the later part are showed the classification and description of information systems and programming techniques used in them. There are also described communication protocols, based on which the elements of information systems communicate each other. For this purpose there is described the OSI reference model. <text:span text:style-name="T29">Descriptions of the layers of this model is the theoretical basis for the communications protocols, which will be implemented in the following chapters.</text:span>.</text:p>
      <text:p text:style-name="P9"><text:tab/>The second chapter defines the work goals and assumptions derived from <text:span text:style-name="T24">the </text:span>work card and authors. These were divided into those for used equipment and created software.</text:p>
      <text:p text:style-name="P9"><text:tab/>In the third chapter are analyzed existing solutions that have similar function. They were divided due to the utilization of advanced internet technologies. The analysis covers various aspects of these solutions, such as the cost of installation and operation, area of application, ease of use, use of human resources. As a result of this analysis was presented evaluation of each of them, and thus obtained conclusions are the source of information used for the design of the system.</text:p>
      <text:p text:style-name="P11"><text:tab/><text:span text:style-name="T26">The</text:span> project of system is described in the fourth chapter. It is mainly based on the assumptions contained in the work card which are presented in the second chapter. Have been <text:span text:style-name="T25">elaborated</text:span>: schematic diagram of the specified subsystems and a description of their functions, as well as the block diagram illustrating the hardware used, and a diagram showing which programming languages have been used to program the individual modules of the system.</text:p>
      <text:p text:style-name="P11"><text:tab/>The resulting design is a reference to the implementation of the practical part that is described in chapter five. The following <text:span text:style-name="T28">subsections</text:span> are describing: hardware integration of microcontroller LPC and network adapter made by the FPGA Spartan 6 which enabled communication <text:span text:style-name="T25">of </text:span>E2LP platform in LAN, design and implementation of the website cooperating with database, application mediating in communication between the microcontroller and a database and the scheme of control signals between the platform and the E2LP automatic barrier, <text:span text:style-name="T25">which documentation was used</text:span>.</text:p>
      <text:p text:style-name="P8"><text:tab/>The sixth chapter shows a model <text:span text:style-name="T26">that is used for </text:span>the presentation of the system. It describ<text:span text:style-name="T26">e</text:span>s the program of the Picoblaze microcontroller supports LCD display and IR remote control, which are contractual components for authorized users who want to park in the parking lot. Described in this chapter are also tests of the design model that reflect the actual operation of most of the modules of the system. <text:span text:style-name="T27">These test validate the correct working of assumed functions of the system</text:span>.</text:p>
      <text:p text:style-name="P9"><text:tab/>The last chapter is summary and conclusions of the results of work. In it there is also a comparison of the solutions currently used in the Faculty of Mechatronics and verification of the characteristics of which were compared to other parking solutions described in the second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mój" style:family="paragraph" style:parent-style-name="Text_20_body" style:master-page-name="">
      <style:paragraph-properties fo:margin-top="0cm" fo:margin-bottom="0cm" loext:contextual-spacing="false" fo:text-align="justify" style:justify-single-word="false" style:page-number="auto"/>
      <style:text-properties style:use-window-font-color="true" style:font-name="Times New Roman" fo:font-family="'Times New Roman'" style:font-family-generic="roman" style:font-pitch="variable" fo:language="pl" fo:country="PL" fo:font-style="normal" fo:font-weight="normal" fo:background-color="transparent" style:font-size-asian="10.5pt" style:font-weight-asian="normal"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2:13:54.130000000</meta:creation-date>
    <dc:date>2016-03-09T20:32:06.079000000</dc:date>
    <meta:editing-duration>PT2H55M47S</meta:editing-duration>
    <meta:editing-cycles>17</meta:editing-cycles>
    <meta:generator>LibreOffice/5.0.4.2$Windows_x86 LibreOffice_project/2b9802c1994aa0b7dc6079e128979269cf95bc78</meta:generator>
    <meta:document-statistic meta:table-count="0" meta:image-count="0" meta:object-count="0" meta:page-count="2" meta:paragraph-count="18" meta:word-count="964" meta:character-count="6842" meta:non-whitespace-character-count="5877"/>
  </office:meta>
</office:document-meta>
</file>